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ERSONAL GREETINGS FROM PAUL (1:1-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PERSONAL GREETINGS FROM PAUL (1:1-3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recipients (1:1-2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recipients (1:1-2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Paul writes to the Corinthian believers (1:1-2a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Paul writes to all believers (1:2b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PERSONAL GREETINGS FROM PAUL (1:1-3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recipients (1:1-2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blessing (1:3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1 Corinthians 1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THE PERSONAL GREETINGS FROM PAUL (1:1-3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THE PRAYER OF PAUL (1:4-9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PRAYER OF PAUL (1:4-9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Paul thanks God for the gifts God has given the Corinthian believers (1:4-7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Paul thanks God for the guarantee God gave the Corinthian believers (1:8-9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1 Corinthians 1<text:s text:c="1"/></text:span><text:span text:style-name="a512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PERSONAL GREETINGS FROM PAUL (1:1-3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PRAYER OF PAUL (1:4-9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PROBLEMS ADDRESSED BY PAUL (1:10-31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-title-Title-Slide" presentation:presentation-page-layout-name="Master1-PPL1" draw:id="Slide-263">
        <draw:frame draw:id="id97" presentation:style-name="a532" draw:name="Title 1" svg:x="1.38in" svg:y="0.83in" svg:width="10.3in" svg:height="4.42in" presentation:class="title" presentation:placeholder="false">
          <draw:text-box>
            <text:p text:style-name="a531" text:class-names="" text:cond-style-name=""><text:span text:style-name="a529" text:class-names="">THE PROBLEMS ADDRESSED BY PAUL (1:10-31):<text:s text:c="1"/></text:span><text:span text:style-name="a530" text:class-names=""/></text:p>
          </draw:text-box>
          <svg:title/>
          <svg:desc/>
        </draw:frame>
        <draw:frame draw:id="id98" presentation:style-name="a537" draw:name="Subtitle 2" svg:x="1.38in" svg:y="5.25in" svg:width="10.3in" svg:height="1.85in" presentation:class="subtitle" presentation:placeholder="false">
          <draw:text-box>
            <text:p text:style-name="a534" text:class-names="" text:cond-style-name=""><text:span text:style-name="a533" text:class-names=""><text:s text:c="1"/>They are elevating human leaders (1:10-17).<text:s text:c="1"/></text:span></text:p>
            <text:p text:style-name="a536" text:class-names="" text:cond-style-name=""><text:span text:style-name="a535" text:class-names=""/></text:p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They are elevating human leaders (1:10-17).<text:s text:c="1"/></text:span><text:span text:style-name="a540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The individuals (1:10-12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 issue (1:14-16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The insanity (1:13, 17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2-tx-Title-and-Text" presentation:presentation-page-layout-name="Master1-PPL12" draw:id="Slide-265">
        <draw:frame draw:id="id101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<text:s text:c="1"/>The insanity (1:13, 17):<text:s text:c="1"/></text:span><text:span text:style-name="a558" text:class-names=""/></text:p>
          </draw:text-box>
          <svg:title/>
          <svg:desc/>
        </draw:frame>
        <draw:frame draw:id="id102" presentation:style-name="a573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"Was I, Paul, crucified for you?" (1:13a).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"Were any of you baptized in the name of Paul?" (1:13b).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"Christ didn't send me to baptize, but to preach the Good News" (1:17)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1" draw:style-name="a574" draw:master-page-name="Master1-Layout12-tx-Title-and-Text" presentation:presentation-page-layout-name="Master1-PPL12" draw:id="Slide-266">
        <draw:frame draw:id="id103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They are elevating human leaders (1:10-17).<text:s text:c="1"/></text:span><text:span text:style-name="a576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The individuals (1:10-12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The issue (1:14-16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insanity (1:13, 17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THE PROBLEMS ADDRESSED BY PAUL (1:10-31):<text:s text:c="1"/></text:span><text:span text:style-name="a594" text:class-names=""/></text:p>
          </draw:text-box>
          <svg:title/>
          <svg:desc/>
        </draw:frame>
        <draw:frame draw:id="id106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They are elevating human leaders (1:10-17).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y are exalting human wisdom (1:18-31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3" draw:style-name="a607" draw:master-page-name="Master1-Layout1-title-Title-Slide" presentation:presentation-page-layout-name="Master1-PPL1" draw:id="Slide-268">
        <draw:frame draw:id="id107" presentation:style-name="a611" draw:name="Title 1" svg:x="1.38in" svg:y="0.83in" svg:width="10.3in" svg:height="4.42in" presentation:class="title" presentation:placeholder="false">
          <draw:text-box>
            <text:p text:style-name="a610" text:class-names="" text:cond-style-name=""><text:span text:style-name="a608" text:class-names=""><text:s text:c="1"/>They are exalting human wisdom (1:18-31):<text:s text:c="1"/></text:span><text:span text:style-name="a609" text:class-names=""/></text:p>
          </draw:text-box>
          <svg:title/>
          <svg:desc/>
        </draw:frame>
        <draw:frame draw:id="id108" presentation:style-name="a616" draw:name="Subtitle 2" svg:x="1.38in" svg:y="5.25in" svg:width="10.3in" svg:height="1.85in" presentation:class="subtitle" presentation:placeholder="false">
          <draw:text-box>
            <text:p text:style-name="a613" text:class-names="" text:cond-style-name=""><text:span text:style-name="a612" text:class-names=""><text:s text:c="1"/>The response to God's wisdom (1:18, 22-23)<text:s text:c="1"/></text:span></text:p>
            <text:p text:style-name="a615" text:class-names="" text:cond-style-name=""><text:span text:style-name="a614" text:class-names=""/></text:p>
          </draw:text-box>
          <svg:title/>
          <svg:desc/>
        </draw:frame>
      </draw:page>
      <draw:page draw:name="Slide14" draw:style-name="a617" draw:master-page-name="Master1-Layout1-title-Title-Slide" presentation:presentation-page-layout-name="Master1-PPL1" draw:id="Slide-269">
        <draw:frame draw:id="id109" presentation:style-name="a621" draw:name="Title 1" svg:x="1.38in" svg:y="0.83in" svg:width="10.3in" svg:height="4.42in" presentation:class="title" presentation:placeholder="false">
          <draw:text-box>
            <text:p text:style-name="a620" text:class-names="" text:cond-style-name=""><text:span text:style-name="a618" text:class-names=""><text:s text:c="1"/>The response to God's wisdom (1:18, 22-23)<text:s text:c="1"/></text:span><text:span text:style-name="a619" text:class-names=""/></text:p>
          </draw:text-box>
          <svg:title/>
          <svg:desc/>
        </draw:frame>
        <draw:frame draw:id="id110" presentation:style-name="a626" draw:name="Subtitle 2" svg:x="1.38in" svg:y="5.25in" svg:width="10.3in" svg:height="1.85in" presentation:class="subtitle" presentation:placeholder="false">
          <draw:text-box>
            <text:p text:style-name="a623" text:class-names="" text:cond-style-name=""><text:span text:style-name="a622" text:class-names=""><text:s text:c="1"/>In regard to unbelieving Jews and Gentiles (1:18, 22-23)<text:s text:c="1"/></text:span></text:p>
            <text:p text:style-name="a625" text:class-names="" text:cond-style-name=""><text:span text:style-name="a624" text:class-names=""/></text:p>
          </draw:text-box>
          <svg:title/>
          <svg:desc/>
        </draw:frame>
      </draw:page>
      <draw:page draw:name="Slide15" draw:style-name="a627" draw:master-page-name="Master1-Layout12-tx-Title-and-Text" presentation:presentation-page-layout-name="Master1-PPL12" draw:id="Slide-270">
        <draw:frame draw:id="id111" presentation:style-name="a631" draw:name="Title 1" svg:x="1.38in" svg:y="0.4in" svg:width="10.6in" svg:height="1.44965in" presentation:class="title" presentation:placeholder="false">
          <draw:text-box>
            <text:p text:style-name="a630" text:class-names="" text:cond-style-name=""><text:span text:style-name="a628" text:class-names=""><text:s text:c="1"/>In regard to unbelieving Jews and Gentiles (1:18, 22-23)<text:s text:c="1"/></text:span><text:span text:style-name="a629" text:class-names=""/></text:p>
          </draw:text-box>
          <svg:title/>
          <svg:desc/>
        </draw:frame>
        <draw:frame draw:id="id112" presentation:style-name="a641" draw:name="Text Placeholder 2" svg:x="1.38in" svg:y="2in" svg:width="9.4in" svg:height="4.75868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<text:s text:c="1"/>To the Jews who demand supernatural signs, it becomes a stumbling block (1:18a, 22a, 23a).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To the Gentiles who depend upon vain philosophy, it becomes foolishness (1:18b, 22b, 23b).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16" draw:style-name="a642" draw:master-page-name="Master1-Layout12-tx-Title-and-Text" presentation:presentation-page-layout-name="Master1-PPL12" draw:id="Slide-271">
        <draw:frame draw:id="id113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<text:s text:c="1"/>The response to God's wisdom (1:18, 22-23)<text:s text:c="1"/></text:span><text:span text:style-name="a644" text:class-names=""/></text:p>
          </draw:text-box>
          <svg:title/>
          <svg:desc/>
        </draw:frame>
        <draw:frame draw:id="id114" presentation:style-name="a656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<text:s text:c="1"/>In regard to unbelieving Jews and Gentiles (1:18, 22-23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In regard to believing Jews and Gentiles (1:18c, 24-25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</draw:text-box>
          <svg:title/>
          <svg:desc/>
        </draw:frame>
      </draw:page>
      <draw:page draw:name="Slide17" draw:style-name="a657" draw:master-page-name="Master1-Layout12-tx-Title-and-Text" presentation:presentation-page-layout-name="Master1-PPL12" draw:id="Slide-272">
        <draw:frame draw:id="id115" presentation:style-name="a661" draw:name="Title 1" svg:x="1.38in" svg:y="0.4in" svg:width="10.6in" svg:height="1.44965in" presentation:class="title" presentation:placeholder="false">
          <draw:text-box>
            <text:p text:style-name="a660" text:class-names="" text:cond-style-name=""><text:span text:style-name="a658" text:class-names=""><text:s text:c="1"/>They are exalting human wisdom (1:18-31):<text:s text:c="1"/></text:span><text:span text:style-name="a659" text:class-names=""/></text:p>
          </draw:text-box>
          <svg:title/>
          <svg:desc/>
        </draw:frame>
        <draw:frame draw:id="id116" presentation:style-name="a671" draw:name="Text Placeholder 2" svg:x="1.38in" svg:y="2in" svg:width="9.4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<text:s text:c="1"/>The response to God's wisdom (1:18, 22-23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The results of God's wisdom (1:19-21)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draw:page>
      <draw:page draw:name="Slide18" draw:style-name="a672" draw:master-page-name="Master1-Layout12-tx-Title-and-Text" presentation:presentation-page-layout-name="Master1-PPL12" draw:id="Slide-273">
        <draw:frame draw:id="id117" presentation:style-name="a676" draw:name="Title 1" svg:x="1.38in" svg:y="0.4in" svg:width="10.6in" svg:height="1.44965in" presentation:class="title" presentation:placeholder="false">
          <draw:text-box>
            <text:p text:style-name="a675" text:class-names="" text:cond-style-name=""><text:span text:style-name="a673" text:class-names=""><text:s text:c="1"/>The results of God's wisdom (1:19-21)<text:s text:c="1"/></text:span><text:span text:style-name="a674" text:class-names=""/></text:p>
          </draw:text-box>
          <svg:title/>
          <svg:desc/>
        </draw:frame>
        <draw:frame draw:id="id118" presentation:style-name="a686" draw:name="Text Placeholder 2" svg:x="1.38in" svg:y="2in" svg:width="9.4in" svg:height="4.75868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7" text:class-names=""><text:s text:c="1"/>It is used to destroy worldly wisdom (1:19-20).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It is used to deliver repenting sinners (1:21).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9" draw:style-name="a687" draw:master-page-name="Master1-Layout12-tx-Title-and-Text" presentation:presentation-page-layout-name="Master1-PPL12" draw:id="Slide-274">
        <draw:frame draw:id="id119" presentation:style-name="a691" draw:name="Title 1" svg:x="1.38in" svg:y="0.4in" svg:width="10.6in" svg:height="1.44965in" presentation:class="title" presentation:placeholder="false">
          <draw:text-box>
            <text:p text:style-name="a690" text:class-names="" text:cond-style-name=""><text:span text:style-name="a688" text:class-names=""><text:s text:c="1"/>They are exalting human wisdom (1:18-31):<text:s text:c="1"/></text:span><text:span text:style-name="a689" text:class-names=""/></text:p>
          </draw:text-box>
          <svg:title/>
          <svg:desc/>
        </draw:frame>
        <draw:frame draw:id="id120" presentation:style-name="a704" draw:name="Text Placeholder 2" svg:x="1.38in" svg:y="2in" svg:width="9.4in" svg:height="4.7586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<text:s text:c="1"/>The response to God's wisdom (1:18, 22-23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results of God's wisdom (1:19-21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The reason for God's wisdom (1:26-31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</draw:page>
      <draw:page draw:name="Slide20" draw:style-name="a705" draw:master-page-name="Master1-Layout12-tx-Title-and-Text" presentation:presentation-page-layout-name="Master1-PPL12" draw:id="Slide-275">
        <draw:frame draw:id="id121" presentation:style-name="a709" draw:name="Title 1" svg:x="1.38in" svg:y="0.4in" svg:width="10.6in" svg:height="1.44965in" presentation:class="title" presentation:placeholder="false">
          <draw:text-box>
            <text:p text:style-name="a708" text:class-names="" text:cond-style-name=""><text:span text:style-name="a706" text:class-names=""><text:s text:c="1"/>The reason for God's wisdom (1:26-31):<text:s text:c="1"/></text:span><text:span text:style-name="a707" text:class-names=""/></text:p>
          </draw:text-box>
          <svg:title/>
          <svg:desc/>
        </draw:frame>
        <draw:frame draw:id="id122" presentation:style-name="a719" draw:name="Text Placeholder 2" svg:x="1.38in" svg:y="2in" svg:width="9.4in" svg:height="4.75868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10" text:class-names=""><text:s text:c="1"/>Paul's overview (1:27-31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Paul's observation (1:26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21" draw:style-name="a720" draw:master-page-name="Master1-Layout12-tx-Title-and-Text" presentation:presentation-page-layout-name="Master1-PPL12" draw:id="Slide-276">
        <draw:frame draw:id="id123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<text:s text:c="1"/>They are exalting human wisdom (1:18-31):<text:s text:c="1"/></text:span><text:span text:style-name="a722" text:class-names=""/></text:p>
          </draw:text-box>
          <svg:title/>
          <svg:desc/>
        </draw:frame>
        <draw:frame draw:id="id124" presentation:style-name="a737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<text:s text:c="1"/>The response to God's wisdom (1:18, 22-23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The results of God's wisdom (1:19-21)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The reason for God's wisdom (1:26-31):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/></text:p>
              </text:list-item>
            </text:list>
          </draw:text-box>
          <svg:title/>
          <svg:desc/>
        </draw:frame>
      </draw:page>
      <draw:page draw:name="Slide22" draw:style-name="a738" draw:master-page-name="Master1-Layout12-tx-Title-and-Text" presentation:presentation-page-layout-name="Master1-PPL12" draw:id="Slide-277">
        <draw:frame draw:id="id125" presentation:style-name="a742" draw:name="Title 1" svg:x="1.38in" svg:y="0.4in" svg:width="10.6in" svg:height="1.44965in" presentation:class="title" presentation:placeholder="false">
          <draw:text-box>
            <text:p text:style-name="a741" text:class-names="" text:cond-style-name=""><text:span text:style-name="a739" text:class-names="">THE PROBLEMS ADDRESSED BY PAUL (1:10-31):<text:s text:c="1"/></text:span><text:span text:style-name="a740" text:class-names=""/></text:p>
          </draw:text-box>
          <svg:title/>
          <svg:desc/>
        </draw:frame>
        <draw:frame draw:id="id126" presentation:style-name="a752" draw:name="Text Placeholder 2" svg:x="1.38in" svg:y="2in" svg:width="9.4in" svg:height="4.75868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<text:s text:c="1"/>They are elevating human leaders (1:10-17).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They are exalting human wisdom (1:18-31):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</draw:page>
      <draw:page draw:name="Slide23" draw:style-name="a753" draw:master-page-name="Master1-Layout12-tx-Title-and-Text" presentation:presentation-page-layout-name="Master1-PPL12" draw:id="Slide-278">
        <draw:frame draw:id="id127" presentation:style-name="a757" draw:name="Title 1" svg:x="1.38in" svg:y="0.4in" svg:width="10.6in" svg:height="1.44965in" presentation:class="title" presentation:placeholder="false">
          <draw:text-box>
            <text:p text:style-name="a756" text:class-names="" text:cond-style-name=""><text:span text:style-name="a754" text:class-names="">1 Corinthians 1<text:s text:c="1"/></text:span><text:span text:style-name="a755" text:class-names=""/></text:p>
          </draw:text-box>
          <svg:title/>
          <svg:desc/>
        </draw:frame>
        <draw:frame draw:id="id128" presentation:style-name="a770" draw:name="Text Placeholder 2" svg:x="1.38in" svg:y="2in" svg:width="9.4in" svg:height="4.75868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>THE PERSONAL GREETINGS FROM PAUL (1:1-3)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THE PRAYER OF PAUL (1:4-9)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THE PROBLEMS ADDRESSED BY PAUL (1:10-31):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1 </dc:title>
    <meta:initial-creator>David STRICKLAND</meta:initial-creator>
    <dc:creator>David STRICKLAND</dc:creator>
    <meta:creation-date>2020-02-24T11:14:58Z</meta:creation-date>
    <dc:date>2020-02-24T11:14:58Z</dc:date>
    <meta:template xlink:href="BibleStudy" xlink:type="simple"/>
    <meta:editing-cycles>1</meta:editing-cycles>
    <meta:editing-duration>PT0S</meta:editing-duration>
    <meta:document-statistic meta:paragraph-count="71" meta:word-count="654"/>
  </office:meta>
</office:document-meta>
</file>